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dd0c3" officeooo:paragraph-rsid="000dd0c3"/>
    </style:style>
    <style:style style:name="P3" style:family="paragraph" style:parent-style-name="Text_20_body" style:list-style-name="L1">
      <style:text-properties officeooo:rsid="00114d49" officeooo:paragraph-rsid="00114d49"/>
    </style:style>
    <style:style style:name="P4" style:family="paragraph" style:parent-style-name="Text_20_body" style:list-style-name="L1">
      <style:text-properties officeooo:rsid="0025db33" officeooo:paragraph-rsid="0025db33"/>
    </style:style>
    <style:style style:name="T1" style:family="text">
      <style:text-properties officeooo:rsid="000f13e2"/>
    </style:style>
    <style:style style:name="T2" style:family="text">
      <style:text-properties officeooo:rsid="000f42d7"/>
    </style:style>
    <style:style style:name="T3" style:family="text">
      <style:text-properties officeooo:rsid="0010e26e"/>
    </style:style>
    <style:style style:name="T4" style:family="text">
      <style:text-properties officeooo:rsid="0011a4b5"/>
    </style:style>
    <style:style style:name="T5" style:family="text">
      <style:text-properties officeooo:rsid="00134fd3"/>
    </style:style>
    <style:style style:name="T6" style:family="text">
      <style:text-properties officeooo:rsid="00141928"/>
    </style:style>
    <style:style style:name="T7" style:family="text">
      <style:text-properties fo:font-weight="bold" officeooo:rsid="0016c1f8" style:font-weight-asian="bold" style:font-weight-complex="bold"/>
    </style:style>
    <style:style style:name="T8" style:family="text">
      <style:text-properties fo:font-weight="bold" officeooo:rsid="00175efc" style:font-weight-asian="bold" style:font-weight-complex="bold"/>
    </style:style>
    <style:style style:name="T9" style:family="text">
      <style:text-properties fo:font-weight="bold" officeooo:rsid="001c24f9" style:font-weight-asian="bold" style:font-weight-complex="bold"/>
    </style:style>
    <style:style style:name="T10" style:family="text">
      <style:text-properties officeooo:rsid="001e2fe4"/>
    </style:style>
    <style:style style:name="T11" style:family="text">
      <style:text-properties officeooo:rsid="001e8e63"/>
    </style:style>
    <style:style style:name="T12" style:family="text">
      <style:text-properties officeooo:rsid="001f7f9b"/>
    </style:style>
    <style:style style:name="T13" style:family="text">
      <style:text-properties officeooo:rsid="0021491b"/>
    </style:style>
    <style:style style:name="T14" style:family="text">
      <style:text-properties officeooo:rsid="00276e94"/>
    </style:style>
    <style:style style:name="T15" style:family="text">
      <style:text-properties officeooo:rsid="0028ebf0"/>
    </style:style>
    <style:style style:name="T16" style:family="text">
      <style:text-properties officeooo:rsid="002a7d6a"/>
    </style:style>
    <style:style style:name="T17" style:family="text">
      <style:text-properties officeooo:rsid="002b3501"/>
    </style:style>
    <style:style style:name="T18" style:family="text">
      <style:text-properties officeooo:rsid="002c43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en-GNT-31244"/>Romans 11:1-12</text:h>
      <text:h text:style-name="Heading_20_2" text:outline-level="2">God's Mercy on Israel</text:h>
      <text:list xml:id="list3890989533" text:style-name="L1">
        <text:list-item>
          <text:p text:style-name="P1">I ask, then: Did God reject his own people? Certainly not! I myself am an Israelite, a descendant of Abraham, a member of the tribe of Benjamin. God has not rejected his people, whom he chose from the beginning. You know what the scripture says in the passage where Elijah pleads with God against Israel: “Lord, they have killed your prophets and torn down your altars; I am the only one left, and they are trying to kill me.” What answer did God give him? “I have kept for myself seven thousand men who have not worshiped the false god Baal.” It is the same way now: there is a small number left of those whom God has chosen because of his grace. His choice is based on his grace, not on what they have done. For if God's choice were based on what people do, then his grace would not be real grace. What then? The people of Israel did not find what they were looking for. It was only the small group that God chose who found it; the rest grew deaf to God's call. As the scripture says, “God made their minds and hearts dull; to this very day they cannot see or hear.” And David says, “May they be caught and trapped at their feasts; may they fall, may they be punished!<text:bookmark text:name="en-GNT-31253"/> May their eyes be blinded so that they cannot see; and make them bend under their troubles at all times.”<text:bookmark text:name="en-GNT-31254"/> I ask, then: When the Jews stumbled, did they fall to their ruin? By no means! Because they sinned, salvation has come to the Gentiles, to make the Jews jealous of them. <text:bookmark text:name="en-GNT-31255"/>The sin of the Jews brought rich blessings to the world, and their spiritual poverty brought rich blessings to the Gentiles. Then, how much greater the blessings will be when the complete number of Jews is included!</text:p>
        </text:list-item>
        <text:list-item>
          <text:p text:style-name="P2">The Jews are God’s chosen people since the beginning. <text:span text:style-name="T1">He has been with them all the time and blessed them yet they go astray by disobeying God; they </text:span><text:span text:style-name="T6">bow to </text:span><text:span text:style-name="T1">false gods, they kill Gods messengers, tear down his alters and other sins. </text:span><text:span text:style-name="T2">In spite of all this, God has not forsaken them </text:span><text:span text:style-name="T7">(God loves his people nomatter what they do, </text:span><text:span text:style-name="T8">this is love at its best</text:span><text:span text:style-name="T7">)</text:span><text:span text:style-name="T2">; he chose seven thousand Jews by his grace who have not partaken in the sins as others </text:span><text:span text:style-name="T9">(God does his selection by grace and not by our deeds)</text:span><text:span text:style-name="T2">. </text:span><text:span text:style-name="T3">The rest </text:span><text:span text:style-name="T10">of the Jews</text:span><text:span text:style-name="T3"> he has left them </text:span><text:span text:style-name="T11">to their ways </text:span><text:span text:style-name="T3">and they will suffer the concequences of their actions; their hearts were made dull, they were blinded </text:span><text:span text:style-name="T12">though they see,</text:span><text:span text:style-name="T3"> and </text:span><text:span text:style-name="T13">they were left</text:span><text:span text:style-name="T3"> to be</text:span><text:span text:style-name="T13">n</text:span><text:span text:style-name="T3">d under their trouble but they they were not left to their ruin.</text:span></text:p>
        </text:list-item>
        <text:list-item>
          <text:p text:style-name="P3">The sins of the Jews brought <text:span text:style-name="T4">rich</text:span> blessing <text:span text:style-name="T4">and </text:span>salvation to the rest of the world (Gentiles). <text:span text:style-name="T4">God did this to make the Jews jealous </text:span><text:span text:style-name="T5">of the Gentiles.</text:span></text:p>
        </text:list-item>
        <text:list-item>
          <text:p text:style-name="P4">God punishes those he love<text:span text:style-name="T17">s</text:span> who deserve punishment. God’s punishment is so great and we <text:span text:style-name="T18">d</text:span>on’t want it on us, hence, we ought to stay away from sinning. <text:span text:style-name="T14">God shows mercy and will continue loving his people. </text:span><text:span text:style-name="T15">God’s selection is by grace and not by out deeds/actions, </text:span><text:span text:style-name="T16">we can’t bribe God by any action/deed we do.</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9T07:46:51.727450481</meta:creation-date>
    <dc:date>2021-08-22T08:30:27.628886982</dc:date>
    <meta:editing-duration>PT29M11S</meta:editing-duration>
    <meta:editing-cycles>24</meta:editing-cycles>
    <meta:generator>LibreOffice/6.4.7.2$Linux_X86_64 LibreOffice_project/40$Build-2</meta:generator>
    <meta:document-statistic meta:table-count="0" meta:image-count="0" meta:object-count="0" meta:page-count="1" meta:paragraph-count="6" meta:word-count="554" meta:character-count="2911" meta:non-whitespace-character-count="2367"/>
  </office:meta>
</office:document-meta>
</file>